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411bd" officeooo:paragraph-rsid="001411bd"/>
    </style:style>
    <style:style style:name="P3" style:family="paragraph" style:parent-style-name="Text_20_body" style:list-style-name="L1">
      <style:text-properties officeooo:rsid="00157b7f" officeooo:paragraph-rsid="00157b7f"/>
    </style:style>
    <style:style style:name="T1" style:family="text">
      <style:text-properties officeooo:rsid="00132ca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18224840864901723" text:style-name="L1">
        <text:list-item>
          <text:p text:style-name="P3">State of the Art.</text:p>
          <text:list>
            <text:list-item>
              <text:p text:style-name="P3">There are two qualities that this paper is looking through all of these implementations.</text:p>
              <text:list>
                <text:list-item>
                  <text:p text:style-name="P3">How convenient it is to be used.</text:p>
                </text:list-item>
                <text:list-item>
                  <text:p text:style-name="P3">How easy it is to be make.</text:p>
                </text:list-item>
              </text:list>
            </text:list-item>
          </text:list>
        </text:list-item>
        <text:list-item>
          <text:p text:style-name="P1">User groups.</text:p>
          <text:list>
            <text:list-item>
              <text:p text:style-name="P1">There are two user groups in this project, the social scientist and the makers.</text:p>
            </text:list-item>
            <text:list-item>
              <text:p text:style-name="P1">Social scientist is someone who conducts social experiment.</text:p>
            </text:list-item>
            <text:list-item>
              <text:p text:style-name="P1">Social scientist is someone who learn social science in a formal institution.</text:p>
            </text:list-item>
            <text:list-item>
              <text:p text:style-name="P1">The study of social science lives in the different spectrum than anything necessary to build an alternative to the Sociometric Badge.</text:p>
            </text:list-item>
            <text:list-item>
              <text:p text:style-name="P1">Social scientists need help from someone else who understand basic electronics and basic programming to make an alternative to the Sociometric Badge.</text:p>
            </text:list-item>
            <text:list-item>
              <text:p text:style-name="P1">Example studies of social science are <text:span text:style-name="T1">these (</text:span><text:a xlink:type="simple" xlink:href="https://en.wikipedia.org/wiki/Social_science" text:style-name="Internet_20_link" text:visited-style-name="Visited_20_Internet_20_Link"><text:span text:style-name="T1">https://en.wikipedia.org/wiki/Social_science</text:span></text:a><text:span text:style-name="T1">).</text:span></text:p>
              <text:list>
                <text:list-item>
                  <text:p text:style-name="P1">Anthropology</text:p>
                </text:list-item>
                <text:list-item>
                  <text:p text:style-name="P1">Archaeology</text:p>
                </text:list-item>
                <text:list-item>
                  <text:p text:style-name="P1">Criminology</text:p>
                </text:list-item>
                <text:list-item>
                  <text:p text:style-name="P1">Demography</text:p>
                </text:list-item>
                <text:list-item>
                  <text:p text:style-name="P1">Economics</text:p>
                </text:list-item>
                <text:list-item>
                  <text:p text:style-name="P1">Geography</text:p>
                </text:list-item>
                <text:list-item>
                  <text:p text:style-name="P1">History</text:p>
                </text:list-item>
                <text:list-item>
                  <text:p text:style-name="P1">International Relations</text:p>
                </text:list-item>
                <text:list-item>
                  <text:p text:style-name="P1">Law</text:p>
                </text:list-item>
                <text:list-item>
                  <text:p text:style-name="P1">Linguistics</text:p>
                </text:list-item>
                <text:list-item>
                  <text:p text:style-name="P1">Pedagogy</text:p>
                </text:list-item>
                <text:list-item>
                  <text:p text:style-name="P1">Political Science</text:p>
                </text:list-item>
                <text:list-item>
                  <text:p text:style-name="P1">Psychology</text:p>
                </text:list-item>
                <text:list-item>
                  <text:p text:style-name="P1">Science Education</text:p>
                </text:list-item>
                <text:list-item>
                  <text:p text:style-name="P1">Sociology</text:p>
                </text:list-item>
              </text:list>
            </text:list-item>
            <text:list-item>
              <text:p text:style-name="P1">In this project social scientists will be the primary target.</text:p>
            </text:list-item>
            <text:list-item>
              <text:p text:style-name="P1"><text:soft-page-break/>In this project social scientists will be the end user for the alternative of the Sociometric Badge.</text:p>
            </text:list-item>
          </text:list>
        </text:list-item>
        <text:list-item>
          <text:p text:style-name="P2">Project goals.</text:p>
          <text:list>
            <text:list-item>
              <text:p text:style-name="P1">This project needs to be describe the simplest requirements so that social scientists can communicate the requirements to the maker, regardless the level of knowledge of the social scientists in electronics or programming.</text:p>
            </text:list-item>
            <text:list-item>
              <text:p text:style-name="P1">What is the example of simplest requirement?</text:p>
            </text:list-item>
            <text:list-item>
              <text:p text:style-name="P1">What is requirement?</text:p>
              <text:list>
                <text:list-item>
                  <text:p text:style-name="P1">Requirement is a thing that is necessary or wanted (<text:a xlink:type="simple" xlink:href="http://www.dictionary.com/browse/requirement" text:style-name="Internet_20_link" text:visited-style-name="Visited_20_Internet_20_Link">http://www.dictionary.com/browse/requirement</text:a>).</text:p>
                </text:list-item>
              </text:list>
            </text:list-item>
            <text:list-item>
              <text:p text:style-name="P1">What is simple?</text:p>
              <text:list>
                <text:list-item>
                  <text:p text:style-name="P1">Simple means easy to understand or to deal with (<text:a xlink:type="simple" xlink:href="http://www.dictionary.com/browse/simple" text:style-name="Internet_20_link" text:visited-style-name="Visited_20_Internet_20_Link">http://www.dictionary.com/browse/simple</text:a>).</text:p>
                </text:list-item>
              </text:list>
            </text:list-item>
            <text:list-item>
              <text:p text:style-name="P1">So this means that simplest is the easiest thing to understand from a set.</text:p>
            </text:list-item>
            <text:list-item>
              <text:p text:style-name="P1">This means that I need to compare other options/ways to make an alternative version to Sociometric Badge.</text:p>
            </text:list-item>
            <text:list-item>
              <text:p text:style-name="P1">In ideal case, in this project there will be two solutions presented. But, as soon a simplicity of a solution appeared to be apparent than other (significant), the other solution will be abandoned.</text:p>
            </text:list-item>
            <text:list-item>
              <text:p text:style-name="P2">So in the end there would be only one solution which is the simplest solution from tested solutions mentioned her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10:59:21.111385510</meta:creation-date>
    <dc:date>2017-03-22T21:39:22.042788845</dc:date>
    <meta:editing-duration>P1DT2H6M</meta:editing-duration>
    <meta:editing-cycles>2</meta:editing-cycles>
    <meta:generator>LibreOffice/5.1.6.2$Linux_X86_64 LibreOffice_project/10m0$Build-2</meta:generator>
    <meta:document-statistic meta:table-count="0" meta:image-count="0" meta:object-count="0" meta:page-count="2" meta:paragraph-count="39" meta:word-count="355" meta:character-count="2124" meta:non-whitespace-character-count="1847"/>
  </office:meta>
</office:document-meta>
</file>